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Liberation Sans1" svg:font-family="'Liberation Sans'" style:font-pitch="variable"/>
    <style:font-face style:name="Migu 1M" svg:font-family="'Migu 1M'" style:font-pitch="variable"/>
    <style:font-face style:name="Migu 1M1" svg:font-family="'Migu 1M'" style:font-adornments="標準" style:font-pitch="variable"/>
    <style:font-face style:name="DejaVu Sans Mono" svg:font-family="'DejaVu Sans Mono'" style:font-family-generic="modern" style:font-pitch="variable"/>
    <style:font-face style:name="TakaoPGothic1" svg:font-family="TakaoPGothic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linecap="round" draw:fill="gradient" draw:fill-gradient-name="Sun-Set" draw:textarea-horizontal-align="left" draw:textarea-vertical-align="bottom" draw:auto-grow-height="false" fo:min-height="0cm" fo:min-width="0cm"/>
    </style:style>
    <style:style style:name="gr2" style:family="graphic" style:parent-style-name="standard">
      <style:graphic-properties draw:stroke="none" svg:stroke-linecap="round" draw:fill="gradient" draw:fill-gradient-name="Tango_20_Blue" draw:textarea-horizontal-align="left" draw:textarea-vertical-align="top" draw:auto-grow-height="false" fo:min-height="0cm" fo:min-width="0cm"/>
    </style:style>
    <style:style style:name="gr3" style:family="graphic" style:parent-style-name="standard">
      <style:graphic-properties draw:stroke="solid" svg:stroke-width="0cm" svg:stroke-color="#cfe7f5" draw:marker-start-width="0.2cm" draw:marker-end-width="0.2cm" draw:fill="gradient" draw:fill-gradient-name="Deep_20_Blu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4" style:family="graphic" style:parent-style-name="standard">
      <style:graphic-properties draw:stroke="solid" svg:stroke-width="0cm" svg:stroke-color="#cfe7f5" draw:marker-start-width="0.2cm" draw:marker-end-width="0.2cm" draw:fill="gradient" draw:fill-gradient-name="Deep_20_Blue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solid" svg:stroke-width="0cm" svg:stroke-color="#cfe7f5" draw:marker-start-width="0.2cm" draw:marker-end-width="0.2cm" draw:fill="gradient" draw:fill-gradient-name="Deep_20_Blue" draw:textarea-horizontal-align="left" draw:textarea-vertical-align="top" draw:auto-grow-height="false" fo:min-height="0cm" fo:min-width="0cm" fo:padding-top="0.125cm" fo:padding-bottom="0.125cm" fo:padding-left="0.25cm" fo:padding-right="0.25cm"/>
    </style:style>
    <style:style style:name="gr6" style:family="graphic" style:parent-style-name="standard">
      <style:graphic-properties draw:stroke="solid" svg:stroke-width="0cm" svg:stroke-color="#cfe7f5" draw:marker-start-width="0.2cm" draw:marker-end-width="0.2cm" draw:fill="gradient" draw:fill-gradient-name="Deep_20_Blue" draw:textarea-horizontal-align="center" draw:textarea-vertical-align="top" draw:auto-grow-height="false" fo:min-height="0cm" fo:min-width="0cm" fo:padding-top="0.1cm" fo:padding-bottom="0.1cm" fo:padding-left="0.25cm" fo:padding-right="0.25cm"/>
    </style:style>
    <style:style style:name="gr7" style:family="graphic" style:parent-style-name="standard">
      <style:graphic-properties draw:stroke="solid" svg:stroke-width="0cm" svg:stroke-color="#cfe7f5" draw:marker-start-width="0.2cm" draw:marker-end-width="0.2cm" draw:fill="gradient" draw:fill-gradient-name="Sun-Set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99" style:font-name="Migu 1M1" fo:font-size="18pt" fo:font-weight="normal" style:font-name-asian="DejaVu Sans Mono2" style:font-size-asian="18pt" style:font-size-complex="18pt" style:font-relief="none"/>
    </style:style>
    <style:style style:name="P3" style:family="paragraph">
      <style:paragraph-properties fo:text-align="center"/>
      <style:text-properties fo:color="#660066" fo:font-size="18pt" style:font-size-asian="18pt" style:font-size-complex="18pt"/>
    </style:style>
    <style:style style:name="P4" style:family="paragraph">
      <style:paragraph-properties fo:text-align="center"/>
      <style:text-properties fo:color="#660066" style:font-name="Migu 1M1" fo:font-size="18pt" fo:font-weight="normal" style:font-name-asian="DejaVu Sans Mono2" style:font-size-asian="18pt" style:font-size-complex="18pt" style:font-relief="none"/>
    </style:style>
    <style:style style:name="T1" style:family="text">
      <style:text-properties fo:color="#ffff99" style:font-name="Migu 1M1" fo:font-size="18pt" fo:font-weight="normal" style:font-name-asian="DejaVu Sans Mono2" style:font-size-asian="18pt" style:font-size-complex="18pt" style:font-relief="none"/>
    </style:style>
    <style:style style:name="T2" style:family="text">
      <style:text-properties style:font-name="Migu 1M1" fo:font-weight="normal" style:font-name-asian="DejaVu Sans Mono2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1cm" svg:height="3cm" svg:x="1cm" svg:y="8cm">
          <text:p text:style-name="P1">3rd par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1cm" svg:height="7cm" svg:x="1cm" svg:y="1cm">
          <text:p text:style-name="P1">MIDS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0cm" svg:height="0.8cm" svg:x="1.5cm" svg:y="2cm">
          <text:p text:style-name="P1"><text:span text:style-name="T1">RUNN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85cm" svg:height="1.9cm" svg:x="1.45cm" svg:y="3cm">
          <text:p text:style-name="P1"><text:span text:style-name="T1">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2" draw:layer="layout" svg:width="7cm" svg:height="1cm" svg:x="4.5cm" svg:y="3.9cm">
            <text:p text:style-name="P1"><text:span text:style-name="T1">LAY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4.799cm" svg:height="0.8cm" svg:x="6.7cm" svg:y="4.1cm">
            <text:p text:style-name="P1"><text:span text:style-name="T1">LAYER BACKWAR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" draw:text-style-name="P2" draw:layer="layout" svg:width="10cm" svg:height="2.6cm" svg:x="1.5cm" svg:y="5.1cm">
          <text:p text:style-name="P1"><text:span text:style-name="T1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7cm" svg:height="0.7cm" svg:x="4.5cm" svg:y="3cm">
          <text:p text:style-name="P1"><text:span text:style-name="T1">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2.387cm" svg:height="1.8cm" svg:x="1.451cm" svg:y="8.2cm">
          <text:p text:style-name="P3"><text:span text:style-name="T2">CUD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2.387cm" svg:height="1.8cm" svg:x="4.004cm" svg:y="8.2cm">
          <text:p text:style-name="P3"><text:span text:style-name="T2">HDF5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2.387cm" svg:height="1.8cm" svg:x="6.559cm" svg:y="8.2cm">
          <text:p text:style-name="P3"><text:span text:style-name="T2">YAM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2.387cm" svg:height="1.8cm" svg:x="9.113cm" svg:y="8.2cm">
          <text:p text:style-name="P3"><text:span text:style-name="T2">EI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Liberation Sans1" svg:font-family="'Liberation Sans'" style:font-pitch="variable"/>
    <style:font-face style:name="Migu 1M" svg:font-family="'Migu 1M'" style:font-pitch="variable"/>
    <style:font-face style:name="Migu 1M1" svg:font-family="'Migu 1M'" style:font-adornments="標準" style:font-pitch="variable"/>
    <style:font-face style:name="DejaVu Sans Mono" svg:font-family="'DejaVu Sans Mono'" style:font-family-generic="modern" style:font-pitch="variable"/>
    <style:font-face style:name="TakaoPGothic1" svg:font-family="TakaoPGothic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Sun-Set" draw:style="linear" draw:start-color="#333366" draw:end-color="#9999cc" draw:start-intensity="100%" draw:end-intensity="100%" draw:angle="225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1T09:29:52.299402124</meta:creation-date>
    <dc:date>2015-03-13T05:25:52.017736094</dc:date>
    <meta:editing-duration>PT27M9S</meta:editing-duration>
    <meta:editing-cycles>16</meta:editing-cycles>
    <meta:generator>LibreOffice/4.2.7.2$Linux_X86_64 LibreOffice_project/420m0$Build-2</meta:generator>
    <meta:document-statistic meta:object-count="13"/>
  </office:meta>
</office:document-meta>
</file>